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89pt"/>
    </style:style>
    <style:style style:name="co3" style:family="table-column">
      <style:table-column-properties fo:break-before="auto" style:column-width="57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hangemodel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Complex</text:p>
          </table:table-cell>
          <table:table-cell table:number-columns-repeated="102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f1</text:p>
          </table:table-cell>
          <table:table-cell table:style-name="ce1"/>
          <table:table-cell table:style-name="ce1" office:value-type="string" calcext:value-type="string">
            <text:p>precision</text:p>
          </table:table-cell>
          <table:table-cell table:style-name="ce1"/>
          <table:table-cell table:style-name="ce1" office:value-type="string" calcext:value-type="string">
            <text:p>roc_auc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changes</text:p>
          </table:table-cell>
          <table:table-cell office:value-type="string" calcext:value-type="string">
            <text:p>NB: </text:p>
          </table:table-cell>
          <table:table-cell office:value-type="float" office:value="0.741554" calcext:value-type="float">
            <text:p>0.741554</text:p>
          </table:table-cell>
          <table:table-cell office:value-type="string" calcext:value-type="string">
            <text:p>LR/SVM-rbf/MLP250:</text:p>
          </table:table-cell>
          <table:table-cell office:value-type="float" office:value="0.7625" calcext:value-type="float">
            <text:p>0.7625</text:p>
          </table:table-cell>
          <table:table-cell office:value-type="string" calcext:value-type="string">
            <text:p>SVM-linear:</text:p>
          </table:table-cell>
          <table:table-cell office:value-type="float" office:value="0.530758" calcext:value-type="float">
            <text:p>0.5307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beddings</text:p>
          </table:table-cell>
          <table:table-cell office:value-type="string" calcext:value-type="string">
            <text:p>CART:</text:p>
          </table:table-cell>
          <table:table-cell office:value-type="float" office:value="0.720093" calcext:value-type="float">
            <text:p>0.720093</text:p>
          </table:table-cell>
          <table:table-cell office:value-type="string" calcext:value-type="string">
            <text:p>CART:</text:p>
          </table:table-cell>
          <table:table-cell office:value-type="float" office:value="0.809399" calcext:value-type="float">
            <text:p>0.809399</text:p>
          </table:table-cell>
          <table:table-cell office:value-type="string" calcext:value-type="string">
            <text:p>CART:</text:p>
          </table:table-cell>
          <table:table-cell office:value-type="float" office:value="0.694835" calcext:value-type="float">
            <text:p>0.6948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CART:</text:p>
          </table:table-cell>
          <table:table-cell office:value-type="float" office:value="0.726426" calcext:value-type="float">
            <text:p>0.726426</text:p>
          </table:table-cell>
          <table:table-cell office:value-type="string" calcext:value-type="string">
            <text:p>CART:</text:p>
          </table:table-cell>
          <table:table-cell office:value-type="float" office:value="0.690789" calcext:value-type="float">
            <text:p>0.690789</text:p>
          </table:table-cell>
          <table:table-cell office:value-type="string" calcext:value-type="string">
            <text:p>CART:</text:p>
          </table:table-cell>
          <table:table-cell office:value-type="float" office:value="0.704019" calcext:value-type="float">
            <text:p>0.70401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stMult</text:p>
          </table:table-cell>
          <table:table-cell table:number-columns-repeated="102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f1</text:p>
          </table:table-cell>
          <table:table-cell table:style-name="ce1"/>
          <table:table-cell table:style-name="ce1" office:value-type="string" calcext:value-type="string">
            <text:p>precision</text:p>
          </table:table-cell>
          <table:table-cell table:style-name="ce1"/>
          <table:table-cell table:style-name="ce1" office:value-type="string" calcext:value-type="string">
            <text:p>roc_auc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changes</text:p>
          </table:table-cell>
          <table:table-cell office:value-type="string" calcext:value-type="string">
            <text:p>NB: </text:p>
          </table:table-cell>
          <table:table-cell office:value-type="float" office:value="0.741554" calcext:value-type="float">
            <text:p>0.741554</text:p>
          </table:table-cell>
          <table:table-cell office:value-type="string" calcext:value-type="string">
            <text:p>LR/SVM-rbf/MLP250:</text:p>
          </table:table-cell>
          <table:table-cell office:value-type="float" office:value="0.7625" calcext:value-type="float">
            <text:p>0.7625</text:p>
          </table:table-cell>
          <table:table-cell office:value-type="string" calcext:value-type="string">
            <text:p>SVM-linear:</text:p>
          </table:table-cell>
          <table:table-cell office:value-type="float" office:value="0.530758" calcext:value-type="float">
            <text:p>0.5307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beddings</text:p>
          </table:table-cell>
          <table:table-cell office:value-type="string" calcext:value-type="string">
            <text:p>NB: </text:p>
          </table:table-cell>
          <table:table-cell office:value-type="float" office:value="0.745527" calcext:value-type="float">
            <text:p>0.745527</text:p>
          </table:table-cell>
          <table:table-cell office:value-type="string" calcext:value-type="string">
            <text:p>MLP250:</text:p>
          </table:table-cell>
          <table:table-cell office:value-type="float" office:value="0.813648" calcext:value-type="float">
            <text:p>0.813648</text:p>
          </table:table-cell>
          <table:table-cell office:value-type="string" calcext:value-type="string">
            <text:p>MLP250:</text:p>
          </table:table-cell>
          <table:table-cell office:value-type="float" office:value="0.698381" calcext:value-type="float">
            <text:p>0.6983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SVM-rbf:</text:p>
          </table:table-cell>
          <table:table-cell office:value-type="float" office:value="0.746082" calcext:value-type="float">
            <text:p>0.746082</text:p>
          </table:table-cell>
          <table:table-cell office:value-type="string" calcext:value-type="string">
            <text:p>MLP250:</text:p>
          </table:table-cell>
          <table:table-cell office:value-type="float" office:value="0.807018" calcext:value-type="float">
            <text:p>0.807018</text:p>
          </table:table-cell>
          <table:table-cell office:value-type="string" calcext:value-type="string">
            <text:p>MLP250:</text:p>
          </table:table-cell>
          <table:table-cell office:value-type="float" office:value="0.700295" calcext:value-type="float">
            <text:p>0.70029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nsE</text:p>
          </table:table-cell>
          <table:table-cell table:number-columns-repeated="102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f1</text:p>
          </table:table-cell>
          <table:table-cell table:style-name="ce1"/>
          <table:table-cell table:style-name="ce1" office:value-type="string" calcext:value-type="string">
            <text:p>precision</text:p>
          </table:table-cell>
          <table:table-cell table:style-name="ce1"/>
          <table:table-cell table:style-name="ce1" office:value-type="string" calcext:value-type="string">
            <text:p>roc_au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nges</text:p>
          </table:table-cell>
          <table:table-cell office:value-type="string" calcext:value-type="string">
            <text:p>NB: </text:p>
          </table:table-cell>
          <table:table-cell office:value-type="float" office:value="0.741554" calcext:value-type="float">
            <text:p>0.741554</text:p>
          </table:table-cell>
          <table:table-cell office:value-type="string" calcext:value-type="string">
            <text:p>LR/SVM-rbf/MLP250:</text:p>
          </table:table-cell>
          <table:table-cell office:value-type="float" office:value="0.7625" calcext:value-type="float">
            <text:p>0.7625</text:p>
          </table:table-cell>
          <table:table-cell office:value-type="string" calcext:value-type="string">
            <text:p>MLP250:</text:p>
          </table:table-cell>
          <table:table-cell office:value-type="float" office:value="0.530759" calcext:value-type="float">
            <text:p>0.5307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beddings</text:p>
          </table:table-cell>
          <table:table-cell office:value-type="string" calcext:value-type="string">
            <text:p>NB: </text:p>
          </table:table-cell>
          <table:table-cell office:value-type="float" office:value="0.735586" calcext:value-type="float">
            <text:p>0.735586</text:p>
          </table:table-cell>
          <table:table-cell office:value-type="string" calcext:value-type="string">
            <text:p>RandomForest:</text:p>
          </table:table-cell>
          <table:table-cell office:value-type="float" office:value="0.803235" calcext:value-type="float">
            <text:p>0.803235</text:p>
          </table:table-cell>
          <table:table-cell office:value-type="string" calcext:value-type="string">
            <text:p>RandomForest:</text:p>
          </table:table-cell>
          <table:table-cell office:value-type="float" office:value="0.682283" calcext:value-type="float">
            <text:p>0.6822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SVM-linear:</text:p>
          </table:table-cell>
          <table:table-cell office:value-type="float" office:value="0.767736" calcext:value-type="float">
            <text:p>0.767736</text:p>
          </table:table-cell>
          <table:table-cell office:value-type="string" calcext:value-type="string">
            <text:p>RandomForest:</text:p>
          </table:table-cell>
          <table:table-cell office:value-type="float" office:value="0.81016" calcext:value-type="float">
            <text:p>0.81016</text:p>
          </table:table-cell>
          <table:table-cell office:value-type="string" calcext:value-type="string">
            <text:p>RandomForest:</text:p>
          </table:table-cell>
          <table:table-cell office:value-type="float" office:value="0.691059" calcext:value-type="float">
            <text:p>0.69105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nsH</text:p>
          </table:table-cell>
          <table:table-cell table:number-columns-repeated="102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f1</text:p>
          </table:table-cell>
          <table:table-cell table:style-name="ce1"/>
          <table:table-cell table:style-name="ce1" office:value-type="string" calcext:value-type="string">
            <text:p>precision</text:p>
          </table:table-cell>
          <table:table-cell table:style-name="ce1"/>
          <table:table-cell table:style-name="ce1" office:value-type="string" calcext:value-type="string">
            <text:p>roc_au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nges</text:p>
          </table:table-cell>
          <table:table-cell office:value-type="string" calcext:value-type="string">
            <text:p>NB: </text:p>
          </table:table-cell>
          <table:table-cell office:value-type="float" office:value="0.741554" calcext:value-type="float">
            <text:p>0.741554</text:p>
          </table:table-cell>
          <table:table-cell office:value-type="string" calcext:value-type="string">
            <text:p>LR/SVM-rbf/MLP250:</text:p>
          </table:table-cell>
          <table:table-cell office:value-type="float" office:value="0.7625" calcext:value-type="float">
            <text:p>0.7625</text:p>
          </table:table-cell>
          <table:table-cell office:value-type="string" calcext:value-type="string">
            <text:p>SVM-linear:</text:p>
          </table:table-cell>
          <table:table-cell office:value-type="float" office:value="0.530758" calcext:value-type="float">
            <text:p>0.5307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beddings</text:p>
          </table:table-cell>
          <table:table-cell office:value-type="string" calcext:value-type="string">
            <text:p>NB: </text:p>
          </table:table-cell>
          <table:table-cell office:value-type="float" office:value="0.765524" calcext:value-type="float">
            <text:p>0.765524</text:p>
          </table:table-cell>
          <table:table-cell office:value-type="string" calcext:value-type="string">
            <text:p>RandomForest:</text:p>
          </table:table-cell>
          <table:table-cell office:value-type="float" office:value="0.795337" calcext:value-type="float">
            <text:p>0.795337</text:p>
          </table:table-cell>
          <table:table-cell office:value-type="string" calcext:value-type="string">
            <text:p>RandomForest:</text:p>
          </table:table-cell>
          <table:table-cell office:value-type="float" office:value="0.681059" calcext:value-type="float">
            <text:p>0.6810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NB: </text:p>
          </table:table-cell>
          <table:table-cell office:value-type="float" office:value="0.76632" calcext:value-type="float">
            <text:p>0.76632</text:p>
          </table:table-cell>
          <table:table-cell office:value-type="string" calcext:value-type="string">
            <text:p>CART:</text:p>
          </table:table-cell>
          <table:table-cell office:value-type="float" office:value="0.804124" calcext:value-type="float">
            <text:p>0.804124</text:p>
          </table:table-cell>
          <table:table-cell office:value-type="string" calcext:value-type="string">
            <text:p>CART:</text:p>
          </table:table-cell>
          <table:table-cell office:value-type="float" office:value="0.691608" calcext:value-type="float">
            <text:p>0.691608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nipulate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mplex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f1</text:p>
          </table:table-cell>
          <table:table-cell table:style-name="ce1"/>
          <table:table-cell table:style-name="ce1" office:value-type="string" calcext:value-type="string">
            <text:p>precision</text:p>
          </table:table-cell>
          <table:table-cell table:style-name="ce1"/>
          <table:table-cell table:style-name="ce1" office:value-type="string" calcext:value-type="string">
            <text:p>roc_auc</text:p>
          </table:table-cell>
        </table:table-row>
        <table:table-row table:style-name="ro1">
          <table:table-cell office:value-type="string" calcext:value-type="string">
            <text:p>changes</text:p>
          </table:table-cell>
          <table:table-cell office:value-type="string" calcext:value-type="string">
            <text:p>SVM-linear:</text:p>
          </table:table-cell>
          <table:table-cell office:value-type="float" office:value="0.764803" calcext:value-type="float">
            <text:p>0.764803</text:p>
          </table:table-cell>
          <table:table-cell office:value-type="string" calcext:value-type="string">
            <text:p>SVM-linear:</text:p>
          </table:table-cell>
          <table:table-cell office:value-type="float" office:value="0.630081" calcext:value-type="float">
            <text:p>0.630081</text:p>
          </table:table-cell>
          <table:table-cell office:value-type="string" calcext:value-type="string">
            <text:p>SVM-linear:</text:p>
          </table:table-cell>
          <table:table-cell office:value-type="float" office:value="0.502359" calcext:value-type="float">
            <text:p>0.502359</text:p>
          </table:table-cell>
        </table:table-row>
        <table:table-row table:style-name="ro1">
          <table:table-cell office:value-type="string" calcext:value-type="string">
            <text:p>embeddings</text:p>
          </table:table-cell>
          <table:table-cell office:value-type="string" calcext:value-type="string">
            <text:p>SVM-rbf:</text:p>
          </table:table-cell>
          <table:table-cell office:value-type="float" office:value="0.735707" calcext:value-type="float">
            <text:p>0.735707</text:p>
          </table:table-cell>
          <table:table-cell office:value-type="string" calcext:value-type="string">
            <text:p>CART:</text:p>
          </table:table-cell>
          <table:table-cell office:value-type="float" office:value="0.809399" calcext:value-type="float">
            <text:p>0.809399</text:p>
          </table:table-cell>
          <table:table-cell office:value-type="string" calcext:value-type="string">
            <text:p>CART:</text:p>
          </table:table-cell>
          <table:table-cell office:value-type="float" office:value="0.694835" calcext:value-type="float">
            <text:p>0.694835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CART:</text:p>
          </table:table-cell>
          <table:table-cell office:value-type="float" office:value="0.719075" calcext:value-type="float">
            <text:p>0.719075</text:p>
          </table:table-cell>
          <table:table-cell office:value-type="string" calcext:value-type="string">
            <text:p>CART:</text:p>
          </table:table-cell>
          <table:table-cell office:value-type="float" office:value="0.803618" calcext:value-type="float">
            <text:p>0.803618</text:p>
          </table:table-cell>
          <table:table-cell office:value-type="string" calcext:value-type="string">
            <text:p>CART:</text:p>
          </table:table-cell>
          <table:table-cell office:value-type="float" office:value="0.690562" calcext:value-type="float">
            <text:p>0.69056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Mult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f1</text:p>
          </table:table-cell>
          <table:table-cell table:style-name="ce1"/>
          <table:table-cell table:style-name="ce1" office:value-type="string" calcext:value-type="string">
            <text:p>precision</text:p>
          </table:table-cell>
          <table:table-cell table:style-name="ce1"/>
          <table:table-cell table:style-name="ce1" office:value-type="string" calcext:value-type="string">
            <text:p>roc_auc</text:p>
          </table:table-cell>
        </table:table-row>
        <table:table-row table:style-name="ro1">
          <table:table-cell office:value-type="string" calcext:value-type="string">
            <text:p>changes</text:p>
          </table:table-cell>
          <table:table-cell office:value-type="string" calcext:value-type="string">
            <text:p>SVM-linear:</text:p>
          </table:table-cell>
          <table:table-cell office:value-type="float" office:value="0.764803" calcext:value-type="float">
            <text:p>0.764803</text:p>
          </table:table-cell>
          <table:table-cell office:value-type="string" calcext:value-type="string">
            <text:p>KNN:</text:p>
          </table:table-cell>
          <table:table-cell office:value-type="float" office:value="0.636752" calcext:value-type="float">
            <text:p>0.636752</text:p>
          </table:table-cell>
          <table:table-cell office:value-type="string" calcext:value-type="string">
            <text:p>KNN:</text:p>
          </table:table-cell>
          <table:table-cell office:value-type="float" office:value="0.510297" calcext:value-type="float">
            <text:p>0.510297</text:p>
          </table:table-cell>
        </table:table-row>
        <table:table-row table:style-name="ro1">
          <table:table-cell office:value-type="string" calcext:value-type="string">
            <text:p>embeddings</text:p>
          </table:table-cell>
          <table:table-cell office:value-type="string" calcext:value-type="string">
            <text:p>SVM-rbf:</text:p>
          </table:table-cell>
          <table:table-cell office:value-type="float" office:value="0.778989" calcext:value-type="float">
            <text:p>0.778989</text:p>
          </table:table-cell>
          <table:table-cell office:value-type="string" calcext:value-type="string">
            <text:p>MLP250:</text:p>
          </table:table-cell>
          <table:table-cell office:value-type="float" office:value="0.803398" calcext:value-type="float">
            <text:p>0.803398</text:p>
          </table:table-cell>
          <table:table-cell office:value-type="string" calcext:value-type="string">
            <text:p>MLP250:</text:p>
          </table:table-cell>
          <table:table-cell office:value-type="float" office:value="0.702617" calcext:value-type="float">
            <text:p>0.702617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SVM-rbf:</text:p>
          </table:table-cell>
          <table:table-cell office:value-type="float" office:value="0.746082" calcext:value-type="float">
            <text:p>0.746082</text:p>
          </table:table-cell>
          <table:table-cell office:value-type="string" calcext:value-type="string">
            <text:p>MLP250:</text:p>
          </table:table-cell>
          <table:table-cell office:value-type="float" office:value="0.807407" calcext:value-type="float">
            <text:p>0.807407</text:p>
          </table:table-cell>
          <table:table-cell office:value-type="string" calcext:value-type="string">
            <text:p>MLP250:</text:p>
          </table:table-cell>
          <table:table-cell office:value-type="float" office:value="0.703752" calcext:value-type="float">
            <text:p>0.7037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nsE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f1</text:p>
          </table:table-cell>
          <table:table-cell table:style-name="ce1"/>
          <table:table-cell table:style-name="ce1" office:value-type="string" calcext:value-type="string">
            <text:p>precision</text:p>
          </table:table-cell>
          <table:table-cell table:style-name="ce1"/>
          <table:table-cell table:style-name="ce1" office:value-type="string" calcext:value-type="string">
            <text:p>roc_auc</text:p>
          </table:table-cell>
        </table:table-row>
        <table:table-row table:style-name="ro1">
          <table:table-cell office:value-type="string" calcext:value-type="string">
            <text:p>changes</text:p>
          </table:table-cell>
          <table:table-cell office:value-type="string" calcext:value-type="string">
            <text:p>NB/SVM-linear: </text:p>
          </table:table-cell>
          <table:table-cell office:value-type="float" office:value="0.764803" calcext:value-type="float">
            <text:p>0.764803</text:p>
          </table:table-cell>
          <table:table-cell office:value-type="string" calcext:value-type="string">
            <text:p>NB/SVM-linear:</text:p>
          </table:table-cell>
          <table:table-cell office:value-type="float" office:value="0.630081" calcext:value-type="float">
            <text:p>0.630081</text:p>
          </table:table-cell>
          <table:table-cell office:value-type="string" calcext:value-type="string">
            <text:p>NB/SVM-linear:</text:p>
          </table:table-cell>
          <table:table-cell office:value-type="float" office:value="0.502359" calcext:value-type="float">
            <text:p>0.502359</text:p>
          </table:table-cell>
        </table:table-row>
        <table:table-row table:style-name="ro1">
          <table:table-cell office:value-type="string" calcext:value-type="string">
            <text:p>embeddings</text:p>
          </table:table-cell>
          <table:table-cell office:value-type="string" calcext:value-type="string">
            <text:p>SVM-rbf:</text:p>
          </table:table-cell>
          <table:table-cell office:value-type="float" office:value="0.777985" calcext:value-type="float">
            <text:p>0.777985</text:p>
          </table:table-cell>
          <table:table-cell office:value-type="string" calcext:value-type="string">
            <text:p>RandomForest:</text:p>
          </table:table-cell>
          <table:table-cell office:value-type="float" office:value="0.807588" calcext:value-type="float">
            <text:p>0.807588</text:p>
          </table:table-cell>
          <table:table-cell office:value-type="string" calcext:value-type="string">
            <text:p>RandomForest:</text:p>
          </table:table-cell>
          <table:table-cell office:value-type="float" office:value="0.685829" calcext:value-type="float">
            <text:p>0.685829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SVM-linear:</text:p>
          </table:table-cell>
          <table:table-cell office:value-type="float" office:value="0.767736" calcext:value-type="float">
            <text:p>0.767736</text:p>
          </table:table-cell>
          <table:table-cell office:value-type="string" calcext:value-type="string">
            <text:p>RandomForest:</text:p>
          </table:table-cell>
          <table:table-cell office:value-type="float" office:value="0.80593" calcext:value-type="float">
            <text:p>0.80593</text:p>
          </table:table-cell>
          <table:table-cell office:value-type="string" calcext:value-type="string">
            <text:p>RandomForest:</text:p>
          </table:table-cell>
          <table:table-cell office:value-type="float" office:value="0.685102" calcext:value-type="float">
            <text:p>0.68510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nsH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f1</text:p>
          </table:table-cell>
          <table:table-cell table:style-name="ce1"/>
          <table:table-cell table:style-name="ce1" office:value-type="string" calcext:value-type="string">
            <text:p>precision</text:p>
          </table:table-cell>
          <table:table-cell table:style-name="ce1"/>
          <table:table-cell table:style-name="ce1" office:value-type="string" calcext:value-type="string">
            <text:p>roc_auc</text:p>
          </table:table-cell>
        </table:table-row>
        <table:table-row table:style-name="ro1">
          <table:table-cell office:value-type="string" calcext:value-type="string">
            <text:p>changes</text:p>
          </table:table-cell>
          <table:table-cell office:value-type="string" calcext:value-type="string">
            <text:p>NB/SVM-linear: </text:p>
          </table:table-cell>
          <table:table-cell office:value-type="float" office:value="0.748957" calcext:value-type="float">
            <text:p>0.748957</text:p>
          </table:table-cell>
          <table:table-cell office:value-type="string" calcext:value-type="string">
            <text:p>alle:</text:p>
          </table:table-cell>
          <table:table-cell table:style-name="ce2" office:value-type="string" calcext:value-type="string">
            <text:p>~ 0.62</text:p>
          </table:table-cell>
          <table:table-cell office:value-type="string" calcext:value-type="string">
            <text:p>alle:</text:p>
          </table:table-cell>
          <table:table-cell table:style-name="ce2" office:value-type="string" calcext:value-type="string">
            <text:p>&lt; 0.5</text:p>
          </table:table-cell>
        </table:table-row>
        <table:table-row table:style-name="ro1">
          <table:table-cell office:value-type="string" calcext:value-type="string">
            <text:p>embeddings</text:p>
          </table:table-cell>
          <table:table-cell office:value-type="string" calcext:value-type="string">
            <text:p>SVM-rbf:</text:p>
          </table:table-cell>
          <table:table-cell office:value-type="float" office:value="0.788159" calcext:value-type="float">
            <text:p>0.788159</text:p>
          </table:table-cell>
          <table:table-cell office:value-type="string" calcext:value-type="string">
            <text:p>CART/RandomForest:</text:p>
          </table:table-cell>
          <table:table-cell office:value-type="float" office:value="0.799492" calcext:value-type="float">
            <text:p>0.799492</text:p>
          </table:table-cell>
          <table:table-cell office:value-type="string" calcext:value-type="string">
            <text:p>CART:</text:p>
          </table:table-cell>
          <table:table-cell office:value-type="float" office:value="0.689427" calcext:value-type="float">
            <text:p>0.689427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NB: </text:p>
          </table:table-cell>
          <table:table-cell office:value-type="float" office:value="0.76632" calcext:value-type="float">
            <text:p>0.76632</text:p>
          </table:table-cell>
          <table:table-cell office:value-type="string" calcext:value-type="string">
            <text:p>CART:</text:p>
          </table:table-cell>
          <table:table-cell office:value-type="float" office:value="0.802597" calcext:value-type="float">
            <text:p>0.802597</text:p>
          </table:table-cell>
          <table:table-cell office:value-type="string" calcext:value-type="string">
            <text:p>CART:</text:p>
          </table:table-cell>
          <table:table-cell office:value-type="float" office:value="0.68847" calcext:value-type="float">
            <text:p>0.68847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classifie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odel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hanges</text:p>
          </table:table-cell>
          <table:table-cell office:value-type="string" calcext:value-type="string">
            <text:p>NB/SVM-linear</text:p>
          </table:table-cell>
          <table:table-cell office:value-type="float" office:value="0.748957" calcext:value-type="float">
            <text:p>0.748957</text:p>
          </table:table-cell>
          <table:table-cell office:value-type="string" calcext:value-type="string">
            <text:p>TransH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hanges</text:p>
          </table:table-cell>
          <table:table-cell office:value-type="string" calcext:value-type="string">
            <text:p>NB/SVM-linear</text:p>
          </table:table-cell>
          <table:table-cell office:value-type="float" office:value="0.764803" calcext:value-type="float">
            <text:p>0.764803</text:p>
          </table:table-cell>
          <table:table-cell office:value-type="string" calcext:value-type="string">
            <text:p>alle außer TransH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embeddings</text:p>
          </table:table-cell>
          <table:table-cell office:value-type="string" calcext:value-type="string">
            <text:p>SVM-rbf</text:p>
          </table:table-cell>
          <table:table-cell office:value-type="float" office:value="0.788159" calcext:value-type="float">
            <text:p>0.788159</text:p>
          </table:table-cell>
          <table:table-cell office:value-type="string" calcext:value-type="string">
            <text:p>TransH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embeddings</text:p>
          </table:table-cell>
          <table:table-cell office:value-type="string" calcext:value-type="string">
            <text:p>SVM-rbf</text:p>
          </table:table-cell>
          <table:table-cell office:value-type="float" office:value="0.778989" calcext:value-type="float">
            <text:p>0.778989</text:p>
          </table:table-cell>
          <table:table-cell office:value-type="string" calcext:value-type="string">
            <text:p>DistMult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oth</text:p>
          </table:table-cell>
          <table:table-cell office:value-type="string" calcext:value-type="string">
            <text:p>SVM-linear</text:p>
          </table:table-cell>
          <table:table-cell office:value-type="float" office:value="0.767736" calcext:value-type="float">
            <text:p>0.767736</text:p>
          </table:table-cell>
          <table:table-cell office:value-type="string" calcext:value-type="string">
            <text:p>Trans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oth</text:p>
          </table:table-cell>
          <table:table-cell office:value-type="string" calcext:value-type="string">
            <text:p>NB</text:p>
          </table:table-cell>
          <table:table-cell office:value-type="float" office:value="0.76632" calcext:value-type="float">
            <text:p>0.76632</text:p>
          </table:table-cell>
          <table:table-cell office:value-type="string" calcext:value-type="string">
            <text:p>TransH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classifie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model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hanges</text:p>
          </table:table-cell>
          <table:table-cell office:value-type="string" calcext:value-type="string">
            <text:p>KNN</text:p>
          </table:table-cell>
          <table:table-cell office:value-type="float" office:value="0.636752" calcext:value-type="float">
            <text:p>0.636752</text:p>
          </table:table-cell>
          <table:table-cell office:value-type="string" calcext:value-type="string">
            <text:p>DistMult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hanges</text:p>
          </table:table-cell>
          <table:table-cell office:value-type="string" calcext:value-type="string">
            <text:p>NB/SVM-linear</text:p>
          </table:table-cell>
          <table:table-cell office:value-type="float" office:value="0.630081" calcext:value-type="float">
            <text:p>0.630081</text:p>
          </table:table-cell>
          <table:table-cell office:value-type="string" calcext:value-type="string">
            <text:p>Complex/Trans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embedding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mbedding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oth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oth</text:p>
          </table:table-cell>
          <table:table-cell table:number-columns-repeated="6"/>
        </table:table-row>
      </table:table>
      <table:table table:name="Normalized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Complex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f1</text:p>
          </table:table-cell>
          <table:table-cell table:style-name="ce1"/>
          <table:table-cell table:style-name="ce1" office:value-type="string" calcext:value-type="string">
            <text:p>precision</text:p>
          </table:table-cell>
          <table:table-cell table:style-name="ce1"/>
          <table:table-cell table:style-name="ce1" office:value-type="string" calcext:value-type="string">
            <text:p>roc_auc</text:p>
          </table:table-cell>
        </table:table-row>
        <table:table-row table:style-name="ro1">
          <table:table-cell table:style-name="ce1" office:value-type="string" calcext:value-type="string">
            <text:p>changes</text:p>
          </table:table-cell>
          <table:table-cell office:value-type="string" calcext:value-type="string">
            <text:p>NB: </text:p>
          </table:table-cell>
          <table:table-cell office:value-type="float" office:value="0.741554" calcext:value-type="float">
            <text:p>0.741554</text:p>
          </table:table-cell>
          <table:table-cell office:value-type="string" calcext:value-type="string">
            <text:p>LR/SVM-rbf/MLP250:</text:p>
          </table:table-cell>
          <table:table-cell office:value-type="float" office:value="0.7625" calcext:value-type="float">
            <text:p>0.7625</text:p>
          </table:table-cell>
          <table:table-cell office:value-type="string" calcext:value-type="string">
            <text:p>SVM-linear:</text:p>
          </table:table-cell>
          <table:table-cell office:value-type="float" office:value="0.530758" calcext:value-type="float">
            <text:p>0.530758</text:p>
          </table:table-cell>
        </table:table-row>
        <table:table-row table:style-name="ro1">
          <table:table-cell table:style-name="ce1" office:value-type="string" calcext:value-type="string">
            <text:p>embeddings</text:p>
          </table:table-cell>
          <table:table-cell office:value-type="string" calcext:value-type="string">
            <text:p>CART:</text:p>
          </table:table-cell>
          <table:table-cell office:value-type="float" office:value="0.72093" calcext:value-type="float">
            <text:p>0.72093</text:p>
          </table:table-cell>
          <table:table-cell office:value-type="string" calcext:value-type="string">
            <text:p>CART:</text:p>
          </table:table-cell>
          <table:table-cell office:value-type="float" office:value="0.811518" calcext:value-type="float">
            <text:p>0.811518</text:p>
          </table:table-cell>
          <table:table-cell office:value-type="string" calcext:value-type="string">
            <text:p>CART:</text:p>
          </table:table-cell>
          <table:table-cell office:value-type="float" office:value="0.696608" calcext:value-type="float">
            <text:p>0.696608</text:p>
          </table:table-cell>
        </table:table-row>
        <table:table-row table:style-name="ro1">
          <table:table-cell table:style-name="ce1" office:value-type="string" calcext:value-type="string">
            <text:p>both</text:p>
          </table:table-cell>
          <table:table-cell office:value-type="string" calcext:value-type="string">
            <text:p>CART:</text:p>
          </table:table-cell>
          <table:table-cell office:value-type="float" office:value="0.726012" calcext:value-type="float">
            <text:p>0.726012</text:p>
          </table:table-cell>
          <table:table-cell office:value-type="string" calcext:value-type="string">
            <text:p>CART:</text:p>
          </table:table-cell>
          <table:table-cell office:value-type="float" office:value="0.81137" calcext:value-type="float">
            <text:p>0.81137</text:p>
          </table:table-cell>
          <table:table-cell office:value-type="string" calcext:value-type="string">
            <text:p>CART:</text:p>
          </table:table-cell>
          <table:table-cell office:value-type="float" office:value="0.699019" calcext:value-type="float">
            <text:p>0.699019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DistMult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f1</text:p>
          </table:table-cell>
          <table:table-cell table:style-name="ce1"/>
          <table:table-cell table:style-name="ce1" office:value-type="string" calcext:value-type="string">
            <text:p>precision</text:p>
          </table:table-cell>
          <table:table-cell table:style-name="ce1"/>
          <table:table-cell table:style-name="ce1" office:value-type="string" calcext:value-type="string">
            <text:p>roc_auc</text:p>
          </table:table-cell>
        </table:table-row>
        <table:table-row table:style-name="ro1">
          <table:table-cell table:style-name="ce1" office:value-type="string" calcext:value-type="string">
            <text:p>changes</text:p>
          </table:table-cell>
          <table:table-cell office:value-type="string" calcext:value-type="string">
            <text:p>NB: </text:p>
          </table:table-cell>
          <table:table-cell office:value-type="float" office:value="0.741554" calcext:value-type="float">
            <text:p>0.741554</text:p>
          </table:table-cell>
          <table:table-cell office:value-type="string" calcext:value-type="string">
            <text:p>LR/SVM-rbf/MLP250:</text:p>
          </table:table-cell>
          <table:table-cell office:value-type="float" office:value="0.7625" calcext:value-type="float">
            <text:p>0.7625</text:p>
          </table:table-cell>
          <table:table-cell office:value-type="string" calcext:value-type="string">
            <text:p>SVM-linear:</text:p>
          </table:table-cell>
          <table:table-cell office:value-type="float" office:value="0.530758" calcext:value-type="float">
            <text:p>0.530758</text:p>
          </table:table-cell>
        </table:table-row>
        <table:table-row table:style-name="ro1">
          <table:table-cell table:style-name="ce1" office:value-type="string" calcext:value-type="string">
            <text:p>embeddings</text:p>
          </table:table-cell>
          <table:table-cell office:value-type="string" calcext:value-type="string">
            <text:p>NB: </text:p>
          </table:table-cell>
          <table:table-cell office:value-type="float" office:value="0.745527" calcext:value-type="float">
            <text:p>0.745527</text:p>
          </table:table-cell>
          <table:table-cell office:value-type="string" calcext:value-type="string">
            <text:p>MLP250:</text:p>
          </table:table-cell>
          <table:table-cell office:value-type="float" office:value="0.806789" calcext:value-type="float">
            <text:p>0.806789</text:p>
          </table:table-cell>
          <table:table-cell office:value-type="string" calcext:value-type="string">
            <text:p>MLP250:</text:p>
          </table:table-cell>
          <table:table-cell office:value-type="float" office:value="0.692016" calcext:value-type="float">
            <text:p>0.692016</text:p>
          </table:table-cell>
        </table:table-row>
        <table:table-row table:style-name="ro1">
          <table:table-cell table:style-name="ce1" office:value-type="string" calcext:value-type="string">
            <text:p>both</text:p>
          </table:table-cell>
          <table:table-cell office:value-type="string" calcext:value-type="string">
            <text:p>SVM-rbf:</text:p>
          </table:table-cell>
          <table:table-cell office:value-type="float" office:value="0.746082" calcext:value-type="float">
            <text:p>0.746082</text:p>
          </table:table-cell>
          <table:table-cell office:value-type="string" calcext:value-type="string">
            <text:p>MLP250:</text:p>
          </table:table-cell>
          <table:table-cell office:value-type="float" office:value="0.813896" calcext:value-type="float">
            <text:p>0.813896</text:p>
          </table:table-cell>
          <table:table-cell office:value-type="string" calcext:value-type="string">
            <text:p>MLP250:</text:p>
          </table:table-cell>
          <table:table-cell office:value-type="float" office:value="0.710118" calcext:value-type="float">
            <text:p>0.710118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TransE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f1</text:p>
          </table:table-cell>
          <table:table-cell table:style-name="ce1"/>
          <table:table-cell table:style-name="ce1" office:value-type="string" calcext:value-type="string">
            <text:p>precision</text:p>
          </table:table-cell>
          <table:table-cell table:style-name="ce1"/>
          <table:table-cell table:style-name="ce1" office:value-type="string" calcext:value-type="string">
            <text:p>roc_auc</text:p>
          </table:table-cell>
        </table:table-row>
        <table:table-row table:style-name="ro1">
          <table:table-cell table:style-name="ce1" office:value-type="string" calcext:value-type="string">
            <text:p>changes</text:p>
          </table:table-cell>
          <table:table-cell office:value-type="string" calcext:value-type="string">
            <text:p>NB: </text:p>
          </table:table-cell>
          <table:table-cell office:value-type="float" office:value="0.741554" calcext:value-type="float">
            <text:p>0.741554</text:p>
          </table:table-cell>
          <table:table-cell office:value-type="string" calcext:value-type="string">
            <text:p>LR/SVM-rbf/MLP250:</text:p>
          </table:table-cell>
          <table:table-cell office:value-type="float" office:value="0.7625" calcext:value-type="float">
            <text:p>0.7625</text:p>
          </table:table-cell>
          <table:table-cell office:value-type="string" calcext:value-type="string">
            <text:p>SVM-linear:</text:p>
          </table:table-cell>
          <table:table-cell office:value-type="float" office:value="0.530758" calcext:value-type="float">
            <text:p>0.530758</text:p>
          </table:table-cell>
        </table:table-row>
        <table:table-row table:style-name="ro1">
          <table:table-cell table:style-name="ce1" office:value-type="string" calcext:value-type="string">
            <text:p>embeddings</text:p>
          </table:table-cell>
          <table:table-cell office:value-type="string" calcext:value-type="string">
            <text:p>NB: </text:p>
          </table:table-cell>
          <table:table-cell office:value-type="float" office:value="0.735586" calcext:value-type="float">
            <text:p>0.735586</text:p>
          </table:table-cell>
          <table:table-cell office:value-type="string" calcext:value-type="string">
            <text:p>CART:</text:p>
          </table:table-cell>
          <table:table-cell office:value-type="float" office:value="0.812332" calcext:value-type="float">
            <text:p>0.812332</text:p>
          </table:table-cell>
          <table:table-cell office:value-type="string" calcext:value-type="string">
            <text:p>RandomForest:</text:p>
          </table:table-cell>
          <table:table-cell office:value-type="float" office:value="0.692832" calcext:value-type="float">
            <text:p>0.692832</text:p>
          </table:table-cell>
        </table:table-row>
        <table:table-row table:style-name="ro1">
          <table:table-cell table:style-name="ce1" office:value-type="string" calcext:value-type="string">
            <text:p>both</text:p>
          </table:table-cell>
          <table:table-cell office:value-type="string" calcext:value-type="string">
            <text:p>SVM-linear:</text:p>
          </table:table-cell>
          <table:table-cell office:value-type="float" office:value="0.767736" calcext:value-type="float">
            <text:p>0.767736</text:p>
          </table:table-cell>
          <table:table-cell office:value-type="string" calcext:value-type="string">
            <text:p>CART:</text:p>
          </table:table-cell>
          <table:table-cell office:value-type="float" office:value="0.808108" calcext:value-type="float">
            <text:p>0.808108</text:p>
          </table:table-cell>
          <table:table-cell office:value-type="string" calcext:value-type="string">
            <text:p>RandomForest:</text:p>
          </table:table-cell>
          <table:table-cell office:value-type="float" office:value="0.686875" calcext:value-type="float">
            <text:p>0.686875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TransH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f1</text:p>
          </table:table-cell>
          <table:table-cell table:style-name="ce1"/>
          <table:table-cell table:style-name="ce1" office:value-type="string" calcext:value-type="string">
            <text:p>precision</text:p>
          </table:table-cell>
          <table:table-cell table:style-name="ce1"/>
          <table:table-cell table:style-name="ce1" office:value-type="string" calcext:value-type="string">
            <text:p>roc_auc</text:p>
          </table:table-cell>
        </table:table-row>
        <table:table-row table:style-name="ro1">
          <table:table-cell table:style-name="ce1" office:value-type="string" calcext:value-type="string">
            <text:p>changes</text:p>
          </table:table-cell>
          <table:table-cell office:value-type="string" calcext:value-type="string">
            <text:p>NB: </text:p>
          </table:table-cell>
          <table:table-cell office:value-type="float" office:value="0.741554" calcext:value-type="float">
            <text:p>0.741554</text:p>
          </table:table-cell>
          <table:table-cell office:value-type="string" calcext:value-type="string">
            <text:p>LR/SVM-rbf/MLP250:</text:p>
          </table:table-cell>
          <table:table-cell office:value-type="float" office:value="0.7625" calcext:value-type="float">
            <text:p>0.7625</text:p>
          </table:table-cell>
          <table:table-cell office:value-type="string" calcext:value-type="string">
            <text:p>SVM-linear:</text:p>
          </table:table-cell>
          <table:table-cell office:value-type="float" office:value="0.530758" calcext:value-type="float">
            <text:p>0.530758</text:p>
          </table:table-cell>
        </table:table-row>
        <table:table-row table:style-name="ro1">
          <table:table-cell table:style-name="ce1" office:value-type="string" calcext:value-type="string">
            <text:p>embeddings</text:p>
          </table:table-cell>
          <table:table-cell office:value-type="string" calcext:value-type="string">
            <text:p>NB: </text:p>
          </table:table-cell>
          <table:table-cell office:value-type="float" office:value="0.765524" calcext:value-type="float">
            <text:p>0.765524</text:p>
          </table:table-cell>
          <table:table-cell office:value-type="string" calcext:value-type="string">
            <text:p>CART:</text:p>
          </table:table-cell>
          <table:table-cell office:value-type="float" office:value="0.803665" calcext:value-type="float">
            <text:p>0.803665</text:p>
          </table:table-cell>
          <table:table-cell office:value-type="string" calcext:value-type="string">
            <text:p>CART:</text:p>
          </table:table-cell>
          <table:table-cell office:value-type="float" office:value="0.688151" calcext:value-type="float">
            <text:p>0.688151</text:p>
          </table:table-cell>
        </table:table-row>
        <table:table-row table:style-name="ro1">
          <table:table-cell table:style-name="ce1" office:value-type="string" calcext:value-type="string">
            <text:p>both</text:p>
          </table:table-cell>
          <table:table-cell office:value-type="string" calcext:value-type="string">
            <text:p>NB: </text:p>
          </table:table-cell>
          <table:table-cell office:value-type="float" office:value="0.76632" calcext:value-type="float">
            <text:p>0.76632</text:p>
          </table:table-cell>
          <table:table-cell office:value-type="string" calcext:value-type="string">
            <text:p>CART:</text:p>
          </table:table-cell>
          <table:table-cell office:value-type="float" office:value="0.802597" calcext:value-type="float">
            <text:p>0.802597</text:p>
          </table:table-cell>
          <table:table-cell office:value-type="string" calcext:value-type="string">
            <text:p>CART:</text:p>
          </table:table-cell>
          <table:table-cell office:value-type="float" office:value="0.68847" calcext:value-type="float">
            <text:p>0.6884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assifie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o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ges</text:p>
          </table:table-cell>
          <table:table-cell office:value-type="string" calcext:value-type="string">
            <text:p>NB</text:p>
          </table:table-cell>
          <table:table-cell office:value-type="float" office:value="0.741554" calcext:value-type="float">
            <text:p>0.741554</text:p>
          </table:table-cell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eddings</text:p>
          </table:table-cell>
          <table:table-cell office:value-type="string" calcext:value-type="string">
            <text:p>NB</text:p>
          </table:table-cell>
          <table:table-cell office:value-type="float" office:value="0.765524" calcext:value-type="float">
            <text:p>0.765524</text:p>
          </table:table-cell>
          <table:table-cell office:value-type="string" calcext:value-type="string">
            <text:p>Tran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eddings</text:p>
          </table:table-cell>
          <table:table-cell office:value-type="string" calcext:value-type="string">
            <text:p>NB</text:p>
          </table:table-cell>
          <table:table-cell office:value-type="float" office:value="0.745527" calcext:value-type="float">
            <text:p>0.745527</text:p>
          </table:table-cell>
          <table:table-cell office:value-type="string" calcext:value-type="string">
            <text:p>DistMul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SVM-linear</text:p>
          </table:table-cell>
          <table:table-cell office:value-type="float" office:value="0.767736" calcext:value-type="float">
            <text:p>0.767736</text:p>
          </table:table-cell>
          <table:table-cell office:value-type="string" calcext:value-type="string">
            <text:p>Tra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NB</text:p>
          </table:table-cell>
          <table:table-cell office:value-type="float" office:value="0.76632" calcext:value-type="float">
            <text:p>0.76632</text:p>
          </table:table-cell>
          <table:table-cell office:value-type="string" calcext:value-type="string">
            <text:p>TransH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ecisi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assifie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mo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ges</text:p>
          </table:table-cell>
          <table:table-cell office:value-type="string" calcext:value-type="string">
            <text:p>LR/SVM-rbf/MLP250:</text:p>
          </table:table-cell>
          <table:table-cell office:value-type="float" office:value="0.7625" calcext:value-type="float">
            <text:p>0.7625</text:p>
          </table:table-cell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eddings</text:p>
          </table:table-cell>
          <table:table-cell office:value-type="string" calcext:value-type="string">
            <text:p>NB</text:p>
          </table:table-cell>
          <table:table-cell office:value-type="float" office:value="0.812332" calcext:value-type="float">
            <text:p>0.812332</text:p>
          </table:table-cell>
          <table:table-cell office:value-type="string" calcext:value-type="string">
            <text:p>Tra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eddings</text:p>
          </table:table-cell>
          <table:table-cell office:value-type="string" calcext:value-type="string">
            <text:p>CART</text:p>
          </table:table-cell>
          <table:table-cell office:value-type="float" office:value="0.811518" calcext:value-type="float">
            <text:p>0.811518</text:p>
          </table:table-cell>
          <table:table-cell office:value-type="string" calcext:value-type="string">
            <text:p>Compl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SVM-rbf</text:p>
          </table:table-cell>
          <table:table-cell office:value-type="float" office:value="0.813896" calcext:value-type="float">
            <text:p>0.813896</text:p>
          </table:table-cell>
          <table:table-cell office:value-type="string" calcext:value-type="string">
            <text:p>DistMul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CART</text:p>
          </table:table-cell>
          <table:table-cell office:value-type="float" office:value="0.81137" calcext:value-type="float">
            <text:p>0.81137</text:p>
          </table:table-cell>
          <table:table-cell office:value-type="string" calcext:value-type="string">
            <text:p>Comple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c_au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assifier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mo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ges</text:p>
          </table:table-cell>
          <table:table-cell office:value-type="string" calcext:value-type="string">
            <text:p>SVM-linear</text:p>
          </table:table-cell>
          <table:table-cell office:value-type="float" office:value="0.530758" calcext:value-type="float">
            <text:p>0.530758</text:p>
          </table:table-cell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eddings</text:p>
          </table:table-cell>
          <table:table-cell office:value-type="string" calcext:value-type="string">
            <text:p>CART</text:p>
          </table:table-cell>
          <table:table-cell office:value-type="float" office:value="0.696608" calcext:value-type="float">
            <text:p>0.696608</text:p>
          </table:table-cell>
          <table:table-cell office:value-type="string" calcext:value-type="string">
            <text:p>Compl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eddings</text:p>
          </table:table-cell>
          <table:table-cell office:value-type="string" calcext:value-type="string">
            <text:p>RandomForest</text:p>
          </table:table-cell>
          <table:table-cell office:value-type="float" office:value="0.692832" calcext:value-type="float">
            <text:p>0.692832</text:p>
          </table:table-cell>
          <table:table-cell office:value-type="string" calcext:value-type="string">
            <text:p>Tra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MLP250</text:p>
          </table:table-cell>
          <table:table-cell office:value-type="float" office:value="0.710118" calcext:value-type="float">
            <text:p>0.710118</text:p>
          </table:table-cell>
          <table:table-cell office:value-type="string" calcext:value-type="string">
            <text:p>DistMul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CART</text:p>
          </table:table-cell>
          <table:table-cell office:value-type="float" office:value="0.699019" calcext:value-type="float">
            <text:p>0.699019</text:p>
          </table:table-cell>
          <table:table-cell office:value-type="string" calcext:value-type="string">
            <text:p>Complex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 style:data-style-name="N2" text:time-value="11:44:41.427912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4T10:30:04.211371996</meta:creation-date>
    <dc:date>2020-09-18T11:45:08.393480202</dc:date>
    <meta:editing-duration>PT42M32S</meta:editing-duration>
    <meta:editing-cycles>6</meta:editing-cycles>
    <meta:generator>LibreOffice/6.1.4.2$MacOSX_X86_64 LibreOffice_project/9d0f32d1f0b509096fd65e0d4bec26ddd1938fd3</meta:generator>
    <meta:document-statistic meta:table-count="3" meta:cell-count="414" meta:object-count="0"/>
  </office:meta>
</office:document-meta>
</file>